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ad1d" officeooo:paragraph-rsid="0003ad1d"/>
    </style:style>
    <style:style style:name="P2" style:family="paragraph" style:parent-style-name="Standard">
      <style:paragraph-properties fo:text-align="center" style:justify-single-word="false"/>
      <style:text-properties officeooo:rsid="0003ad1d" officeooo:paragraph-rsid="0003ad1d"/>
    </style:style>
    <style:style style:name="P3" style:family="paragraph" style:parent-style-name="Standard">
      <style:text-properties fo:font-style="italic" officeooo:rsid="0003ad1d" officeooo:paragraph-rsid="0003ad1d" style:font-style-asian="italic" style:font-style-complex="italic"/>
    </style:style>
    <style:style style:name="P4" style:family="paragraph" style:parent-style-name="Standard">
      <style:text-properties officeooo:rsid="00053fb7" officeooo:paragraph-rsid="00053fb7"/>
    </style:style>
    <style:style style:name="P5" style:family="paragraph" style:parent-style-name="Standard">
      <style:text-properties officeooo:rsid="00053fb7" officeooo:paragraph-rsid="0005f1fe"/>
    </style:style>
    <style:style style:name="P6" style:family="paragraph" style:parent-style-name="Standard">
      <style:text-properties officeooo:rsid="0005f1fe" officeooo:paragraph-rsid="0005f1fe"/>
    </style:style>
    <style:style style:name="P7" style:family="paragraph" style:parent-style-name="Standard" style:list-style-name="L1">
      <style:text-properties officeooo:rsid="0005f1fe" officeooo:paragraph-rsid="0005f1fe"/>
    </style:style>
    <style:style style:name="P8" style:family="paragraph" style:parent-style-name="Standard">
      <style:text-properties officeooo:rsid="0005f1fe" officeooo:paragraph-rsid="00075f10"/>
    </style:style>
    <style:style style:name="P9" style:family="paragraph" style:parent-style-name="Standard">
      <style:text-properties officeooo:rsid="00075f10" officeooo:paragraph-rsid="00075f10"/>
    </style:style>
    <style:style style:name="P10" style:family="paragraph" style:parent-style-name="Standard">
      <style:text-properties officeooo:rsid="00075f10" officeooo:paragraph-rsid="00081769"/>
    </style:style>
    <style:style style:name="P11" style:family="paragraph" style:parent-style-name="Standard">
      <style:text-properties officeooo:rsid="00081769" officeooo:paragraph-rsid="00081769"/>
    </style:style>
    <style:style style:name="P12" style:family="paragraph" style:parent-style-name="Standard">
      <style:text-properties officeooo:rsid="00081769" officeooo:paragraph-rsid="0009cc0f"/>
    </style:style>
    <style:style style:name="P13" style:family="paragraph" style:parent-style-name="Standard">
      <style:text-properties officeooo:rsid="0009cc0f" officeooo:paragraph-rsid="0009cc0f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f1fe"/>
    </style:style>
    <style:style style:name="T4" style:family="text">
      <style:text-properties style:text-position="super 58%" officeooo:rsid="00081769"/>
    </style:style>
    <style:style style:name="T5" style:family="text">
      <style:text-properties style:text-position="super 58%" officeooo:rsid="00075f10"/>
    </style:style>
    <style:style style:name="T6" style:family="text">
      <style:text-properties officeooo:rsid="0005f1fe"/>
    </style:style>
    <style:style style:name="T7" style:family="text">
      <style:text-properties officeooo:rsid="00075f10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81769"/>
    </style:style>
    <style:style style:name="T10" style:family="text">
      <style:text-properties style:text-position="0% 100%" officeooo:rsid="00075f10"/>
    </style:style>
    <style:style style:name="T11" style:family="text">
      <style:text-properties style:text-position="0% 100%" officeooo:rsid="0009cc0f"/>
    </style:style>
    <style:style style:name="T12" style:family="text">
      <style:text-properties officeooo:rsid="0009cc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lexity of Path Semantical Logic</text:p>
      <text:p text:style-name="P2">by Sven Nilsen, 2020</text:p>
      <text:p text:style-name="P1"/>
      <text:p text:style-name="P3">In this paper I derive the <text:span text:style-name="T12">time</text:span> complexity of Path Semantical Logic for level 1 and 0.</text:p>
      <text:p text:style-name="P1"/>
      <text:p text:style-name="P1">Path Semantical Logic separates propositions into levels, such that an equality between two propositions in level <text:span text:style-name="T1">N+1</text:span>, propagates into equality between uniquely associated propositions in level <text:span text:style-name="T1">N</text:span>.</text:p>
      <text:p text:style-name="P1"/>
      <text:p text:style-name="P5">In the paper “Faster Brute Force Proofs”<text:span text:style-name="T2"><text:reference-ref text:reference-format="text" text:ref-name="faster brute force proofs">[1]</text:reference-ref></text:span>, I suggested a method to speed up brute force propositional logic separating propositions into levels 1 and 0. To show the potential for improved performance, I provided a table with <text:span text:style-name="T6">fractions</text:span><text:span text:style-name="T3"><text:reference-ref text:reference-format="text" text:ref-name="fractions">[2]</text:reference-ref></text:span> as a function of `|F|` (level 1) and `|X|` (level 0). <text:span text:style-name="T6">However, I did not provide a method to calculate this fraction directly without counting. Since the denominator of the fraction is simply `2</text:span><text:span text:style-name="T3">|F|+|X|</text:span><text:span text:style-name="T6">`, only a formula for computing the numerator is missing.</text:span></text:p>
      <text:p text:style-name="P5"/>
      <text:p text:style-name="P5"><text:span text:style-name="T6">The formula for computing the numerator is also a measure of the time complexity for level 1 and 0.</text:span></text:p>
      <text:p text:style-name="P5"/>
      <text:p text:style-name="P6">There are two conditions that determines whether a case should be counted:</text:p>
      <text:p text:style-name="P6"/>
      <text:list xml:id="list8422136746825423213" text:style-name="L1">
        <text:list-item>
          <text:p text:style-name="P7">No more than one zero in `F`</text:p>
        </text:list-item>
        <text:list-item>
          <text:p text:style-name="P7">All `X`s are equal</text:p>
        </text:list-item>
      </text:list>
      <text:p text:style-name="P6"/>
      <text:p text:style-name="P8">These two conditions are combined using logical OR.</text:p>
      <text:p text:style-name="P8"><text:span text:style-name="T7">For simplicity, I will refer to the first condition as `O(F)` and the second as `O(X)`.</text:span></text:p>
      <text:p text:style-name="P6"/>
      <text:p text:style-name="P6">It is simpler to analyze the individual conditions <text:span text:style-name="T7">and use the following relationship:</text:span></text:p>
      <text:p text:style-name="P6"/>
      <text:p text:style-name="P6"><text:tab/><text:span text:style-name="T7">O(F ∨ X) = O(F)</text:span> <text:span text:style-name="T7">+ O(X) – O(F ∧ X)</text:span></text:p>
      <text:p text:style-name="P6"/>
      <text:p text:style-name="P9">The simplest term is `O(X)`, because there are only two solutions `00000…0` and `111111…1`.</text:p>
      <text:p text:style-name="P9">For each solution, one enumerates the entire `F`:</text:p>
      <text:p text:style-name="P9"/>
      <text:p text:style-name="P9"><text:tab/>O(X) = 2 · 2<text:span text:style-name="T2">|F|</text:span><text:span text:style-name="T8"> = 2</text:span><text:span text:style-name="T4">1+</text:span><text:span text:style-name="T2">|F|</text:span></text:p>
      <text:p text:style-name="P9"><text:span text:style-name="T8"/></text:p>
      <text:p text:style-name="P9"><text:span text:style-name="T8">To compute `O(F)`, one enumerates the entire `X` when there are zero or one `0`s in `F`:</text:span></text:p>
      <text:p text:style-name="P9"><text:span text:style-name="T8"/></text:p>
      <text:p text:style-name="P9"><text:span text:style-name="T8"><text:tab/>1111…1<text:tab/>0111…1<text:tab/>1011…1<text:tab/>1101…1<text:tab/>…</text:span></text:p>
      <text:p text:style-name="P9"><text:span text:style-name="T8"/></text:p>
      <text:p text:style-name="P9"><text:span text:style-name="T8"><text:tab/>O(F) = (1 + |F|) · 2</text:span><text:span text:style-name="T2">|X|</text:span></text:p>
      <text:p text:style-name="P9"><text:span text:style-name="T8"/></text:p>
      <text:p text:style-name="P12"><text:span text:style-name="T8">The third term `O(F </text:span><text:span text:style-name="T10">∧ X</text:span><text:span text:style-name="T8">)` is the intersection, which is simply </text:span><text:span text:style-name="T11">a product of `2` and `</text:span><text:span text:style-name="T10">1 + |F|</text:span><text:span text:style-name="T11">`</text:span><text:span text:style-name="T8">:</text:span></text:p>
      <text:p text:style-name="P9"><text:span text:style-name="T8"/></text:p>
      <text:p text:style-name="P10"><text:span text:style-name="T8"><text:tab/></text:span><text:span text:style-name="T9">O(F </text:span><text:span text:style-name="T8">∧ X</text:span><text:span text:style-name="T9">) = 2 </text:span><text:span text:style-name="T8">· (1 + |F|)</text:span></text:p>
      <text:p text:style-name="P10"><text:span text:style-name="T8"/></text:p>
      <text:p text:style-name="P11"><text:span text:style-name="T8">Finally, putting this together and simplifying `O(</text:span><text:span text:style-name="T10">F ∨ X</text:span><text:span text:style-name="T8">)` to `O(|F|, |X|)`:</text:span></text:p>
      <text:p text:style-name="P11"><text:span text:style-name="T8"/></text:p>
      <text:p text:style-name="P11"><text:span text:style-name="T8"><text:tab/>O(|F|, |X|) = 2</text:span><text:span text:style-name="T2">1+|F|</text:span><text:span text:style-name="T8"> + </text:span><text:span text:style-name="T10">(1 + |F|) · </text:span><text:span text:style-name="T8">(</text:span><text:span text:style-name="T10">2</text:span><text:span text:style-name="T5">|X|</text:span><text:span text:style-name="T10"> </text:span><text:span text:style-name="T8">– 2)</text:span></text:p>
      <text:h text:style-name="P14" text:outline-level="3">References:</text:h>
      <text:p text:style-name="P4"/>
      <text:p text:style-name="P4"><text:reference-mark-start text:name="faster brute force proofs"/>[1]<text:reference-mark-end text:name="faster brute force proofs"/><text:tab/>“Faster Brute Force Proofs”</text:p>
      <text:p text:style-name="P4"><text:tab/>Sven Nilsen, 2020</text:p>
      <text:p text:style-name="P4"><text:tab/><text:a xlink:type="simple" xlink:href="https://github.com/advancedresearch/path_semantics/blob/master/papers-wip/faster-brute-force-proofs.pdf" text:style-name="Internet_20_link" text:visited-style-name="Visited_20_Internet_20_Link"><text:span text:style-name="T1">https://github.com/advancedresearch/path_semantics/blob/master/papers-wip/faster-brute-force-proofs.pdf</text:span></text:a></text:p>
      <text:p text:style-name="P4"/>
      <text:p text:style-name="P6"><text:reference-mark-start text:name="fractions"/>[2]<text:reference-mark-end text:name="fractions"/><text:tab/>“Fractions”</text:p>
      <text:p text:style-name="P6"><text:tab/>Wikipedia</text:p>
      <text:p text:style-name="P6"><text:tab/><text:a xlink:type="simple" xlink:href="https://en.wikipedia.org/wiki/Fraction" text:style-name="Internet_20_link" text:visited-style-name="Visited_20_Internet_20_Link"><text:span text:style-name="T1">https://en.wikipedia.org/wiki/Fraction</text:span></text:a></text:p>
      <text:p text:style-name="P6"/>
      <text:p text:style-name="P13"><text:reference-mark-start text:name="time complexity"/>[3]<text:reference-mark-end text:name="time complexity"/><text:tab/>“Time complexity”</text:p>
      <text:p text:style-name="P13"><text:tab/>Wikipedia</text:p>
      <text:p text:style-name="P13"><text:tab/><text:a xlink:type="simple" xlink:href="https://en.wikipedia.org/wiki/Time_complexity" text:style-name="Internet_20_link" text:visited-style-name="Visited_20_Internet_20_Link"><text:span text:style-name="T1">https://en.wikipedia.org/wiki/Time_complexity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8:10:35.330125000</meta:creation-date>
    <dc:date>2020-08-18T19:09:50.422236000</dc:date>
    <meta:editing-duration>PT4M59S</meta:editing-duration>
    <meta:editing-cycles>1</meta:editing-cycles>
    <meta:document-statistic meta:table-count="0" meta:image-count="0" meta:object-count="0" meta:page-count="2" meta:paragraph-count="33" meta:word-count="354" meta:character-count="2168" meta:non-whitespace-character-count="1835"/>
    <meta:generator>LibreOffice/5.1.2.2$MacOSX_X86_64 LibreOffice_project/d3bf12ecb743fc0d20e0be0c58ca359301eb705f</meta:generator>
  </office:meta>
</office:document-meta>
</file>